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alhos para o git:</text:p>
      <text:p text:style-name="P1"/>
      <text:p text:style-name="P3">Criando um novo repositorio:</text:p>
      <text:p text:style-name="P3"/>
      <text:p text:style-name="P5">git init</text:p>
      <text:p text:style-name="P3"/>
      <text:p text:style-name="P3">"Clonando" um repositorio:</text:p>
      <text:p text:style-name="P3"/>
      <text:p text:style-name="P5">git clone &lt;endereco&gt;</text:p>
      <text:p text:style-name="P3"/>
      <text:p text:style-name="P3">Adicionando um arquivo:</text:p>
      <text:p text:style-name="P3"/>
      <text:p text:style-name="P5">git add &lt;arquivo&gt;</text:p>
      <text:p text:style-name="P3"/>
      <text:p text:style-name="P3">para varios arquivos:</text:p>
      <text:p text:style-name="P3"/>
      <text:p text:style-name="P5">git add * </text:p>
      <text:p text:style-name="P3"/>
      <text:p text:style-name="P3">Removendo um arquivo:</text:p>
      <text:p text:style-name="P3"/>
      <text:p text:style-name="P5">git rm &lt;nome do arquivo&gt;</text:p>
      <text:p text:style-name="P3"/>
      <text:p text:style-name="P3">Criando o commit:</text:p>
      <text:p text:style-name="P3"/>
      <text:p text:style-name="P5">git commit –m "comentario"</text:p>
      <text:p text:style-name="P3"/>
      <text:p text:style-name="P3">Atualizando o servidor com o ramo master:</text:p>
      <text:p text:style-name="P2"/>
      <text:p text:style-name="P5">git push origin master</text:p>
      <text:p text:style-name="P5"/>
      <text:p text:style-name="P4">Ajuda:</text:p>
      <text:p text:style-name="P4"/>
      <text:p text:style-name="P5">git help &lt;comando&gt;</text:p>
      <text:p text:style-name="P4"/>
      <text:p text:style-name="P4">Criando um ramo:</text:p>
      <text:p text:style-name="P4"/>
      <text:p text:style-name="P2">git checkout -b "nome do ramo"</text:p>
      <text:p text:style-name="P2"/>
      <text:p text:style-name="P4">Atualizar o repositorio:</text:p>
      <text:p text:style-name="P4"/>
      <text:p text:style-name="P4">git pul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5S</meta:editing-duration>
    <meta:editing-cycles>15</meta:editing-cycles>
    <meta:generator>LibreOffice/3.4$Win32 LibreOffice_project/340m1$Build-502</meta:generator>
    <dc:date>2012-06-25T19:40:21.30</dc:date>
    <dc:creator>Felipe Bandeira</dc:creator>
    <meta:document-statistic meta:table-count="0" meta:image-count="0" meta:object-count="0" meta:page-count="1" meta:paragraph-count="21" meta:word-count="72" meta:character-count="425" meta:non-whitespace-character-count="373"/>
    <meta:user-defined meta:name="Info 1"/>
    <meta:user-defined meta:name="Info 2"/>
    <meta:user-defined meta:name="Info 3"/>
    <meta:user-defined meta:name="Info 4"/>
  </office:meta>
</office:document-meta>
</file>